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fde33" style:font-weight-asian="bold" style:font-weight-complex="bold"/>
    </style:style>
    <style:style style:name="P2" style:family="paragraph" style:parent-style-name="Standard">
      <style:text-properties style:rfc-language-tag="sr-Latn-RS" fo:language="sr" fo:script="Latn" fo:country="RS" fo:font-weight="normal" officeooo:rsid="000fde33" officeooo:paragraph-rsid="000fde33" style:font-weight-asian="normal" style:font-weight-complex="normal"/>
    </style:style>
    <style:style style:name="P3" style:family="paragraph" style:parent-style-name="Standard">
      <style:text-properties fo:language="en" fo:country="US" fo:font-weight="normal" officeooo:rsid="000fde33" officeooo:paragraph-rsid="000fde33" style:font-weight-asian="normal" style:font-weight-complex="normal"/>
    </style:style>
    <style:style style:name="P4" style:family="paragraph" style:parent-style-name="Standard">
      <style:text-properties style:font-name="Liberation Serif" fo:language="en" fo:country="US" fo:font-weight="normal" officeooo:rsid="000fde33" officeooo:paragraph-rsid="000fde33" style:font-weight-asian="normal" style:font-weight-complex="normal"/>
    </style:style>
    <style:style style:name="P5" style:family="paragraph" style:parent-style-name="Standard">
      <style:text-properties style:font-name="Liberation Serif" fo:language="en" fo:country="US" fo:font-weight="bold" officeooo:rsid="000fde33" officeooo:paragraph-rsid="000fde3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style:text-position="super 58%" fo:language="en" fo:country="US" fo:font-weight="bold" style:font-weight-asian="bold" style:font-weight-complex="bold"/>
    </style:style>
    <style:style style:name="T5" style:family="text">
      <style:text-properties style:text-position="0% 100%" fo:language="en" fo:country="US" fo:font-weight="normal" style:font-weight-asian="normal" style:font-weight-complex="normal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style:text-position="0% 100%" fo:font-family="'Liberation Serif'" style:font-family-generic="roman" fo:font-weight="bold" style:font-weight-asian="bold" style:font-weight-complex="bold"/>
    </style:style>
    <style:style style:name="T9" style:family="text">
      <style:text-properties style:text-position="0% 100%" style:font-name="Liberation Serif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Ventilation and Heat Exchange in a Room</text:p>
      <text:p text:style-name="P1" loext:marker-style-name="T1"/>
      <text:p text:style-name="P2" loext:marker-style-name="T2">Room dimensions: 4m * 4m * 2.8m → <text:span text:style-name="T3">V = 44.8 m</text:span><text:span text:style-name="T4">3</text:span></text:p>
      <text:p text:style-name="P3" loext:marker-style-name="T5">Initial temperature <text:span text:style-name="T1">T</text:span><text:span text:style-name="T6">0 </text:span><text:span text:style-name="T7">= 18 </text:span><text:span text:style-name="T8">°</text:span><text:span text:style-name="T9">C</text:span></text:p>
      <text:p text:style-name="P4" loext:marker-style-name="T5">Heater <text:span text:style-name="T1">Q_flow = 1000 W</text:span></text:p>
      <text:p text:style-name="P5" loext:marker-style-name="T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10:52:29.657158000</meta:creation-date>
    <meta:generator>LibreOffice/25.8.3.2$Windows_X86_64 LibreOffice_project/8ca8d55c161d602844f5428fa4b58097424e324e</meta:generator>
    <dc:date>2025-11-30T20:56:30.156232700</dc:date>
    <meta:editing-duration>PT9H53M34S</meta:editing-duration>
    <meta:editing-cycles>1</meta:editing-cycles>
    <meta:document-statistic meta:table-count="0" meta:image-count="0" meta:object-count="0" meta:page-count="1" meta:paragraph-count="4" meta:word-count="30" meta:character-count="136" meta:non-whitespace-character-count="110"/>
  </office:meta>
</office:document-meta>
</file>